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ummaryReportFor60Thre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ampler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average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office:value-type="string" table:style-name="ce2">
            <text:p>stddev</text:p>
          </table:table-cell>
          <table:table-cell office:value-type="string" table:style-name="ce2">
            <text:p>error%</text:p>
          </table:table-cell>
          <table:table-cell office:value-type="string" table:style-name="ce2">
            <text:p>rate</text:p>
          </table:table-cell>
          <table:table-cell office:value-type="string" table:style-name="ce2">
            <text:p>bandwidth</text:p>
          </table:table-cell>
          <table:table-cell office:value-type="string" table:style-name="ce2">
            <text:p>bytes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/channels/login.html;jsessionid=1eiysrkrwdqgc1ojpbmjwx1coo</text:p>
          </table:table-cell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office:value-type="float" office:value="433" table:style-name="ce1">
            <text:p>433</text:p>
          </table:table-cell>
          <table:table-cell office:value-type="float" office:value="116.01690968705" table:style-name="ce1">
            <text:p>116.0169097</text:p>
          </table:table-cell>
          <table:table-cell office:value-type="float" office:value="0" table:style-name="ce1">
            <text:p>0</text:p>
          </table:table-cell>
          <table:table-cell office:value-type="float" office:value="55.607043558850698" table:style-name="ce1">
            <text:p>55.60704356</text:p>
          </table:table-cell>
          <table:table-cell office:value-type="float" office:value="83.682084105653303" table:style-name="ce1">
            <text:p>83.68208411</text:p>
          </table:table-cell>
          <table:table-cell office:value-type="float" office:value="1541" table:style-name="ce1">
            <text:p>154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/channels/login.do</text:p>
          </table:table-cell>
          <table:table-cell office:value-type="float" office:value="60" table:style-name="ce3">
            <text:p>60</text:p>
          </table:table-cell>
          <table:table-cell office:value-type="float" office:value="7102" table:style-name="ce3">
            <text:p>7102</text:p>
          </table:table-cell>
          <table:table-cell office:value-type="float" office:value="1919" table:style-name="ce3">
            <text:p>1919</text:p>
          </table:table-cell>
          <table:table-cell office:value-type="float" office:value="25049" table:style-name="ce3">
            <text:p>25049</text:p>
          </table:table-cell>
          <table:table-cell office:value-type="float" office:value="4656.35364063627" table:style-name="ce3">
            <text:p>4656.353641</text:p>
          </table:table-cell>
          <table:table-cell office:value-type="float" office:value="0.85" table:style-name="ce3">
            <text:p>0.85</text:p>
          </table:table-cell>
          <table:table-cell office:value-type="float" office:value="2.35469565558651" table:style-name="ce3">
            <text:p>2.354695656</text:p>
          </table:table-cell>
          <table:table-cell office:value-type="float" office:value="11.4400880190141" table:style-name="ce3">
            <text:p>11.44008802</text:p>
          </table:table-cell>
          <table:table-cell office:value-type="float" office:value="4975.0166666666601" table:style-name="ce3">
            <text:p>4975.01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/channels/;jsessionid=mhe00taghnz0offd3mgdlzps</text:p>
          </table:table-cell>
          <table:table-cell office:value-type="float" office:value="20" table:style-name="ce1">
            <text:p>20</text:p>
          </table:table-cell>
          <table:table-cell office:value-type="float" office:value="2104" table:style-name="ce1">
            <text:p>2104</text:p>
          </table:table-cell>
          <table:table-cell office:value-type="float" office:value="296" table:style-name="ce1">
            <text:p>296</text:p>
          </table:table-cell>
          <table:table-cell office:value-type="float" office:value="3887" table:style-name="ce1">
            <text:p>3887</text:p>
          </table:table-cell>
          <table:table-cell office:value-type="float" office:value="1039.5578807839399" table:style-name="ce1">
            <text:p>1039.557881</text:p>
          </table:table-cell>
          <table:table-cell office:value-type="float" office:value="0" table:style-name="ce1">
            <text:p>0</text:p>
          </table:table-cell>
          <table:table-cell office:value-type="float" office:value="1.6239038648911901" table:style-name="ce1">
            <text:p>1.623903865</text:p>
          </table:table-cell>
          <table:table-cell office:value-type="float" office:value="42.233473606487401" table:style-name="ce1">
            <text:p>42.23347361</text:p>
          </table:table-cell>
          <table:table-cell office:value-type="float" office:value="26631.55" table:style-name="ce1">
            <text:p>26631.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;jsessionid=1tq076oucx5juqw6dv46y7ues</text:p>
          </table:table-cell>
          <table:table-cell office:value-type="float" office:value="20" table:style-name="ce1">
            <text:p>20</text:p>
          </table:table-cell>
          <table:table-cell office:value-type="float" office:value="1891" table:style-name="ce1">
            <text:p>1891</text:p>
          </table:table-cell>
          <table:table-cell office:value-type="float" office:value="295" table:style-name="ce1">
            <text:p>295</text:p>
          </table:table-cell>
          <table:table-cell office:value-type="float" office:value="3144" table:style-name="ce1">
            <text:p>3144</text:p>
          </table:table-cell>
          <table:table-cell office:value-type="float" office:value="858.14353548809095" table:style-name="ce1">
            <text:p>858.1435355</text:p>
          </table:table-cell>
          <table:table-cell office:value-type="float" office:value="0" table:style-name="ce1">
            <text:p>0</text:p>
          </table:table-cell>
          <table:table-cell office:value-type="float" office:value="1.61082474226804" table:style-name="ce1">
            <text:p>1.610824742</text:p>
          </table:table-cell>
          <table:table-cell office:value-type="float" office:value="41.893398638853" table:style-name="ce1">
            <text:p>41.89339864</text:p>
          </table:table-cell>
          <table:table-cell office:value-type="float" office:value="26631.599999999999" table:style-name="ce1">
            <text:p>26631.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;jsessionid=1q5onm2re6zk23orc1ebk1fe4</text:p>
          </table:table-cell>
          <table:table-cell office:value-type="float" office:value="20" table:style-name="ce1">
            <text:p>20</text:p>
          </table:table-cell>
          <table:table-cell office:value-type="float" office:value="2427" table:style-name="ce1">
            <text:p>2427</text:p>
          </table:table-cell>
          <table:table-cell office:value-type="float" office:value="253" table:style-name="ce1">
            <text:p>253</text:p>
          </table:table-cell>
          <table:table-cell office:value-type="float" office:value="3938" table:style-name="ce1">
            <text:p>3938</text:p>
          </table:table-cell>
          <table:table-cell office:value-type="float" office:value="1022.44217440401" table:style-name="ce1">
            <text:p>1022.442174</text:p>
          </table:table-cell>
          <table:table-cell office:value-type="float" office:value="0" table:style-name="ce1">
            <text:p>0</text:p>
          </table:table-cell>
          <table:table-cell office:value-type="float" office:value="0.84125515268781004" table:style-name="ce1">
            <text:p>0.841255153</text:p>
          </table:table-cell>
          <table:table-cell office:value-type="float" office:value="21.8736198157651" table:style-name="ce1">
            <text:p>21.87361982</text:p>
          </table:table-cell>
          <table:table-cell office:value-type="float" office:value="26625.200000000001" table:style-name="ce1">
            <text:p>26625.2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/channels/home</text:p>
          </table:table-cell>
          <table:table-cell office:value-type="float" office:value="120" table:style-name="ce3">
            <text:p>120</text:p>
          </table:table-cell>
          <table:table-cell office:value-type="float" office:value="5068" table:style-name="ce3">
            <text:p>5068</text:p>
          </table:table-cell>
          <table:table-cell office:value-type="float" office:value="274" table:style-name="ce3">
            <text:p>274</text:p>
          </table:table-cell>
          <table:table-cell office:value-type="float" office:value="16754" table:style-name="ce3">
            <text:p>16754</text:p>
          </table:table-cell>
          <table:table-cell office:value-type="float" office:value="4769.9263541877599" table:style-name="ce3">
            <text:p>4769.926354</text:p>
          </table:table-cell>
          <table:table-cell office:value-type="float" office:value="0.42499999999999999" table:style-name="ce3">
            <text:p>0.425</text:p>
          </table:table-cell>
          <table:table-cell office:value-type="float" office:value="5.4727048843891" table:style-name="ce3">
            <text:p>5.472704884</text:p>
          </table:table-cell>
          <table:table-cell office:value-type="float" office:value="93.908774356387099" table:style-name="ce3">
            <text:p>93.90877436</text:p>
          </table:table-cell>
          <table:table-cell office:value-type="float" office:value="17571.308333333302" table:style-name="ce3">
            <text:p>17571.308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/channels/plan</text:p>
          </table:table-cell>
          <table:table-cell office:value-type="float" office:value="1580" table:style-name="ce3">
            <text:p>1580</text:p>
          </table:table-cell>
          <table:table-cell office:value-type="float" office:value="2928" table:style-name="ce3">
            <text:p>2928</text:p>
          </table:table-cell>
          <table:table-cell office:value-type="float" office:value="8" table:style-name="ce3">
            <text:p>8</text:p>
          </table:table-cell>
          <table:table-cell office:value-type="float" office:value="22689" table:style-name="ce3">
            <text:p>22689</text:p>
          </table:table-cell>
          <table:table-cell office:value-type="float" office:value="4384.1621895340904" table:style-name="ce3">
            <text:p>4384.16219</text:p>
          </table:table-cell>
          <table:table-cell office:value-type="float" office:value="0" table:style-name="ce3">
            <text:p>0</text:p>
          </table:table-cell>
          <table:table-cell office:value-type="float" office:value="13.489055083154" table:style-name="ce3">
            <text:p>13.48905508</text:p>
          </table:table-cell>
          <table:table-cell office:value-type="float" office:value="535.55828206905403" table:style-name="ce3">
            <text:p>535.5582821</text:p>
          </table:table-cell>
          <table:table-cell office:value-type="float" office:value="40656.048734177202" table:style-name="ce3">
            <text:p>40656.0487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/channels/plan?1-1.IBehaviorListener.0-indicator-big~form-sg~editor-content-mo-aspect-name&amp;plan=mindalliance_com_channels_plans_acme&amp;v=1&amp;random=0.6508237540769085</text:p>
          </table:table-cell>
          <table:table-cell office:value-type="float" office:value="20" table:style-name="ce1">
            <text:p>20</text:p>
          </table:table-cell>
          <table:table-cell office:value-type="float" office:value="2842" table:style-name="ce1">
            <text:p>2842</text:p>
          </table:table-cell>
          <table:table-cell office:value-type="float" office:value="774" table:style-name="ce1">
            <text:p>774</text:p>
          </table:table-cell>
          <table:table-cell office:value-type="float" office:value="6749" table:style-name="ce1">
            <text:p>6749</text:p>
          </table:table-cell>
          <table:table-cell office:value-type="float" office:value="1326.3444452705301" table:style-name="ce1">
            <text:p>1326.344445</text:p>
          </table:table-cell>
          <table:table-cell office:value-type="float" office:value="0" table:style-name="ce1">
            <text:p>0</text:p>
          </table:table-cell>
          <table:table-cell office:value-type="float" office:value="1.30284672008338" table:style-name="ce1">
            <text:p>1.30284672</text:p>
          </table:table-cell>
          <table:table-cell office:value-type="float" office:value="51.651320048368099" table:style-name="ce1">
            <text:p>51.65132005</text:p>
          </table:table-cell>
          <table:table-cell office:value-type="float" office:value="40596.449999999997" table:style-name="ce1">
            <text:p>40596.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0-indicator-big~form-sg~editor-content-mo-aspect-name&amp;plan=mindalliance_com_channels_plans_acme&amp;v=1&amp;random=0.2464562756054287</text:p>
          </table:table-cell>
          <table:table-cell office:value-type="float" office:value="20" table:style-name="ce1">
            <text:p>20</text:p>
          </table:table-cell>
          <table:table-cell office:value-type="float" office:value="3175" table:style-name="ce1">
            <text:p>3175</text:p>
          </table:table-cell>
          <table:table-cell office:value-type="float" office:value="1618" table:style-name="ce1">
            <text:p>1618</text:p>
          </table:table-cell>
          <table:table-cell office:value-type="float" office:value="7267" table:style-name="ce1">
            <text:p>7267</text:p>
          </table:table-cell>
          <table:table-cell office:value-type="float" office:value="1598.11601268493" table:style-name="ce1">
            <text:p>1598.116013</text:p>
          </table:table-cell>
          <table:table-cell office:value-type="float" office:value="0" table:style-name="ce1">
            <text:p>0</text:p>
          </table:table-cell>
          <table:table-cell office:value-type="float" office:value="1.5626220798499799" table:style-name="ce1">
            <text:p>1.56262208</text:p>
          </table:table-cell>
          <table:table-cell office:value-type="float" office:value="62.228830133213499" table:style-name="ce1">
            <text:p>62.22883013</text:p>
          </table:table-cell>
          <table:table-cell office:value-type="float" office:value="40779.1" table:style-name="ce1">
            <text:p>40779.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0-indicator-big~form-sg~editor-content-mo-aspect-name&amp;plan=mindalliance_com_channels_plans_acme&amp;v=1&amp;random=0.6343874877134903</text:p>
          </table:table-cell>
          <table:table-cell office:value-type="float" office:value="20" table:style-name="ce1">
            <text:p>20</text:p>
          </table:table-cell>
          <table:table-cell office:value-type="float" office:value="3231" table:style-name="ce1">
            <text:p>3231</text:p>
          </table:table-cell>
          <table:table-cell office:value-type="float" office:value="1501" table:style-name="ce1">
            <text:p>1501</text:p>
          </table:table-cell>
          <table:table-cell office:value-type="float" office:value="6705" table:style-name="ce1">
            <text:p>6705</text:p>
          </table:table-cell>
          <table:table-cell office:value-type="float" office:value="1416.1123507688201" table:style-name="ce1">
            <text:p>1416.112351</text:p>
          </table:table-cell>
          <table:table-cell office:value-type="float" office:value="0" table:style-name="ce1">
            <text:p>0</text:p>
          </table:table-cell>
          <table:table-cell office:value-type="float" office:value="1.5211439002129601" table:style-name="ce1">
            <text:p>1.5211439</text:p>
          </table:table-cell>
          <table:table-cell office:value-type="float" office:value="60.511371739047703" table:style-name="ce1">
            <text:p>60.51137174</text:p>
          </table:table-cell>
          <table:table-cell office:value-type="float" office:value="40734.9" table:style-name="ce1">
            <text:p>40734.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0-indicator-big~form-sg~editor-content-mo-aspect-goalsDiv-goal-0-category&amp;plan=mindalliance_com_channels_plans_acme&amp;v=1&amp;random=0.8888469525645755</text:p>
          </table:table-cell>
          <table:table-cell office:value-type="float" office:value="20" table:style-name="ce1">
            <text:p>20</text:p>
          </table:table-cell>
          <table:table-cell office:value-type="float" office:value="343" table:style-name="ce1">
            <text:p>343</text:p>
          </table:table-cell>
          <table:table-cell office:value-type="float" office:value="21" table:style-name="ce1">
            <text:p>21</text:p>
          </table:table-cell>
          <table:table-cell office:value-type="float" office:value="2805" table:style-name="ce1">
            <text:p>2805</text:p>
          </table:table-cell>
          <table:table-cell office:value-type="float" office:value="769.46798991251001" table:style-name="ce1">
            <text:p>769.4679899</text:p>
          </table:table-cell>
          <table:table-cell office:value-type="float" office:value="0" table:style-name="ce1">
            <text:p>0</text:p>
          </table:table-cell>
          <table:table-cell office:value-type="float" office:value="0.65252854812397998" table:style-name="ce1">
            <text:p>0.652528548</text:p>
          </table:table-cell>
          <table:table-cell office:value-type="float" office:value="0.20955470024469799" table:style-name="ce1">
            <text:p>0.2095547</text:p>
          </table:table-cell>
          <table:table-cell office:value-type="float" office:value="328.85" table:style-name="ce1">
            <text:p>328.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0-indicator-big~form-sg~editor-content-mo-aspect-goalsDiv-goal-0-level&amp;plan=mindalliance_com_channels_plans_acme&amp;v=1&amp;random=0.8519126908130625</text:p>
          </table:table-cell>
          <table:table-cell office:value-type="float" office:value="20" table:style-name="ce1">
            <text:p>20</text:p>
          </table:table-cell>
          <table:table-cell office:value-type="float" office:value="88" table:style-name="ce1">
            <text:p>88</text:p>
          </table:table-cell>
          <table:table-cell office:value-type="float" office:value="13" table:style-name="ce1">
            <text:p>13</text:p>
          </table:table-cell>
          <table:table-cell office:value-type="float" office:value="478" table:style-name="ce1">
            <text:p>478</text:p>
          </table:table-cell>
          <table:table-cell office:value-type="float" office:value="94.379274737624399" table:style-name="ce1">
            <text:p>94.37927474</text:p>
          </table:table-cell>
          <table:table-cell office:value-type="float" office:value="0" table:style-name="ce1">
            <text:p>0</text:p>
          </table:table-cell>
          <table:table-cell office:value-type="float" office:value="0.646830530401035" table:style-name="ce1">
            <text:p>0.64683053</text:p>
          </table:table-cell>
          <table:table-cell office:value-type="float" office:value="0.20772482414294899" table:style-name="ce1">
            <text:p>0.207724824</text:p>
          </table:table-cell>
          <table:table-cell office:value-type="float" office:value="328.85" table:style-name="ce1">
            <text:p>328.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27614019858353134</text:p>
          </table:table-cell>
          <table:table-cell office:value-type="float" office:value="20" table:style-name="ce1">
            <text:p>20</text:p>
          </table:table-cell>
          <table:table-cell office:value-type="float" office:value="1641" table:style-name="ce1">
            <text:p>1641</text:p>
          </table:table-cell>
          <table:table-cell office:value-type="float" office:value="17" table:style-name="ce1">
            <text:p>17</text:p>
          </table:table-cell>
          <table:table-cell office:value-type="float" office:value="5951" table:style-name="ce1">
            <text:p>5951</text:p>
          </table:table-cell>
          <table:table-cell office:value-type="float" office:value="1974.4939250349601" table:style-name="ce1">
            <text:p>1974.493925</text:p>
          </table:table-cell>
          <table:table-cell office:value-type="float" office:value="0" table:style-name="ce1">
            <text:p>0</text:p>
          </table:table-cell>
          <table:table-cell office:value-type="float" office:value="0.54449919686368398" table:style-name="ce1">
            <text:p>0.544499197</text:p>
          </table:table-cell>
          <table:table-cell office:value-type="float" office:value="1.1059342330048101" table:style-name="ce1">
            <text:p>1.105934233</text:p>
          </table:table-cell>
          <table:table-cell office:value-type="float" office:value="2079.85" table:style-name="ce1">
            <text:p>2079.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9313129653305293</text:p>
          </table:table-cell>
          <table:table-cell office:value-type="float" office:value="20" table:style-name="ce1">
            <text:p>20</text:p>
          </table:table-cell>
          <table:table-cell office:value-type="float" office:value="941" table:style-name="ce1">
            <text:p>941</text:p>
          </table:table-cell>
          <table:table-cell office:value-type="float" office:value="90" table:style-name="ce1">
            <text:p>90</text:p>
          </table:table-cell>
          <table:table-cell office:value-type="float" office:value="4347" table:style-name="ce1">
            <text:p>4347</text:p>
          </table:table-cell>
          <table:table-cell office:value-type="float" office:value="992.88953438939996" table:style-name="ce1">
            <text:p>992.8895344</text:p>
          </table:table-cell>
          <table:table-cell office:value-type="float" office:value="0" table:style-name="ce1">
            <text:p>0</text:p>
          </table:table-cell>
          <table:table-cell office:value-type="float" office:value="0.62572349278853601" table:style-name="ce1">
            <text:p>0.625723493</text:p>
          </table:table-cell>
          <table:table-cell office:value-type="float" office:value="0.86599153708975996" table:style-name="ce1">
            <text:p>0.865991537</text:p>
          </table:table-cell>
          <table:table-cell office:value-type="float" office:value="1417.2" table:style-name="ce1">
            <text:p>1417.2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/channels/plan?1-1.IBehaviorListener.1-indicator-big~form-sg~editor-content-mo-aspect-goalsDiv-goal-0-organization-name&amp;plan=mindalliance_com_channels_plans_acme&amp;v=1&amp;random=0.6188065446530874</text:p>
          </table:table-cell>
          <table:table-cell office:value-type="float" office:value="20" table:style-name="ce3">
            <text:p>20</text:p>
          </table:table-cell>
          <table:table-cell office:value-type="float" office:value="11758" table:style-name="ce3">
            <text:p>11758</text:p>
          </table:table-cell>
          <table:table-cell office:value-type="float" office:value="88" table:style-name="ce3">
            <text:p>88</text:p>
          </table:table-cell>
          <table:table-cell office:value-type="float" office:value="21408" table:style-name="ce3">
            <text:p>21408</text:p>
          </table:table-cell>
          <table:table-cell office:value-type="float" office:value="6231.9272642979404" table:style-name="ce3">
            <text:p>6231.927264</text:p>
          </table:table-cell>
          <table:table-cell office:value-type="float" office:value="0" table:style-name="ce3">
            <text:p>0</text:p>
          </table:table-cell>
          <table:table-cell office:value-type="float" office:value="0.41652782405864702" table:style-name="ce3">
            <text:p>0.416527824</text:p>
          </table:table-cell>
          <table:table-cell office:value-type="float" office:value="21.8779409142265" table:style-name="ce3">
            <text:p>21.87794091</text:p>
          </table:table-cell>
          <table:table-cell office:value-type="float" office:value="53785.15" table:style-name="ce3">
            <text:p>53785.15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4619276133741945</text:p>
          </table:table-cell>
          <table:table-cell office:value-type="float" office:value="20" table:style-name="ce1">
            <text:p>20</text:p>
          </table:table-cell>
          <table:table-cell office:value-type="float" office:value="1441" table:style-name="ce1">
            <text:p>1441</text:p>
          </table:table-cell>
          <table:table-cell office:value-type="float" office:value="174" table:style-name="ce1">
            <text:p>174</text:p>
          </table:table-cell>
          <table:table-cell office:value-type="float" office:value="7251" table:style-name="ce1">
            <text:p>7251</text:p>
          </table:table-cell>
          <table:table-cell office:value-type="float" office:value="1442.3917108400201" table:style-name="ce1">
            <text:p>1442.391711</text:p>
          </table:table-cell>
          <table:table-cell office:value-type="float" office:value="0" table:style-name="ce1">
            <text:p>0</text:p>
          </table:table-cell>
          <table:table-cell office:value-type="float" office:value="0.75210589651022797" table:style-name="ce1">
            <text:p>0.752105897</text:p>
          </table:table-cell>
          <table:table-cell office:value-type="float" office:value="1.33006696092809" table:style-name="ce1">
            <text:p>1.330066961</text:p>
          </table:table-cell>
          <table:table-cell office:value-type="float" office:value="1810.9" table:style-name="ce1">
            <text:p>1810.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2-indicator-big~form-entity-content-mo-aspect-mo~details-tabContainer-tabs-panel-jobsDiv-jobs-0-actor-entity~field&amp;plan=mindalliance_com_channels_plans_acme&amp;v=1&amp;random=0.6794118312668936</text:p>
          </table:table-cell>
          <table:table-cell office:value-type="float" office:value="20" table:style-name="ce1">
            <text:p>20</text:p>
          </table:table-cell>
          <table:table-cell office:value-type="float" office:value="946" table:style-name="ce1">
            <text:p>946</text:p>
          </table:table-cell>
          <table:table-cell office:value-type="float" office:value="95" table:style-name="ce1">
            <text:p>95</text:p>
          </table:table-cell>
          <table:table-cell office:value-type="float" office:value="3086" table:style-name="ce1">
            <text:p>3086</text:p>
          </table:table-cell>
          <table:table-cell office:value-type="float" office:value="944.77245276309702" table:style-name="ce1">
            <text:p>944.7724528</text:p>
          </table:table-cell>
          <table:table-cell office:value-type="float" office:value="0" table:style-name="ce1">
            <text:p>0</text:p>
          </table:table-cell>
          <table:table-cell office:value-type="float" office:value="0.67403612833647797" table:style-name="ce1">
            <text:p>0.674036128</text:p>
          </table:table-cell>
          <table:table-cell office:value-type="float" office:value="0.29423256774063" table:style-name="ce1">
            <text:p>0.294232568</text:p>
          </table:table-cell>
          <table:table-cell office:value-type="float" office:value="447" table:style-name="ce1">
            <text:p>4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entity-content-mo-aspect-mo~details-tabContainer-tabs-panel-jobsDiv-jobs-0-title&amp;plan=mindalliance_com_channels_plans_acme&amp;v=1&amp;random=0.9828859293763333</text:p>
          </table:table-cell>
          <table:table-cell office:value-type="float" office:value="20" table:style-name="ce1">
            <text:p>20</text:p>
          </table:table-cell>
          <table:table-cell office:value-type="float" office:value="509" table:style-name="ce1">
            <text:p>509</text:p>
          </table:table-cell>
          <table:table-cell office:value-type="float" office:value="116" table:style-name="ce1">
            <text:p>116</text:p>
          </table:table-cell>
          <table:table-cell office:value-type="float" office:value="1050" table:style-name="ce1">
            <text:p>1050</text:p>
          </table:table-cell>
          <table:table-cell office:value-type="float" office:value="303.10593857593699" table:style-name="ce1">
            <text:p>303.1059386</text:p>
          </table:table-cell>
          <table:table-cell office:value-type="float" office:value="0" table:style-name="ce1">
            <text:p>0</text:p>
          </table:table-cell>
          <table:table-cell office:value-type="float" office:value="0.62289772019434397" table:style-name="ce1">
            <text:p>0.62289772</text:p>
          </table:table-cell>
          <table:table-cell office:value-type="float" office:value="0.27190945403014799" table:style-name="ce1">
            <text:p>0.271909454</text:p>
          </table:table-cell>
          <table:table-cell office:value-type="float" office:value="447" table:style-name="ce1">
            <text:p>4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2-indicator-big~form-entity-content-mo-aspect-mo~details-tabContainer-tabs-panel-jobsDiv-jobs-0-role-entity~field&amp;plan=mindalliance_com_channels_plans_acme&amp;v=1&amp;random=0.6902098427009367</text:p>
          </table:table-cell>
          <table:table-cell office:value-type="float" office:value="20" table:style-name="ce1">
            <text:p>20</text:p>
          </table:table-cell>
          <table:table-cell office:value-type="float" office:value="234" table:style-name="ce1">
            <text:p>234</text:p>
          </table:table-cell>
          <table:table-cell office:value-type="float" office:value="71" table:style-name="ce1">
            <text:p>71</text:p>
          </table:table-cell>
          <table:table-cell office:value-type="float" office:value="561" table:style-name="ce1">
            <text:p>561</text:p>
          </table:table-cell>
          <table:table-cell office:value-type="float" office:value="134.75752298109299" table:style-name="ce1">
            <text:p>134.757523</text:p>
          </table:table-cell>
          <table:table-cell office:value-type="float" office:value="0" table:style-name="ce1">
            <text:p>0</text:p>
          </table:table-cell>
          <table:table-cell office:value-type="float" office:value="0.63181172010740705" table:style-name="ce1">
            <text:p>0.63181172</text:p>
          </table:table-cell>
          <table:table-cell office:value-type="float" office:value="0.27580062391407301" table:style-name="ce1">
            <text:p>0.275800624</text:p>
          </table:table-cell>
          <table:table-cell office:value-type="float" office:value="447" table:style-name="ce1">
            <text:p>4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entity-content-mo-aspect-mo~details-tabContainer-tabs-panel-jobsDiv-jobs-0-confirmed&amp;plan=mindalliance_com_channels_plans_acme&amp;v=1&amp;random=0.11773567920869865</text:p>
          </table:table-cell>
          <table:table-cell office:value-type="float" office:value="20" table:style-name="ce1">
            <text:p>20</text:p>
          </table:table-cell>
          <table:table-cell office:value-type="float" office:value="188" table:style-name="ce1">
            <text:p>188</text:p>
          </table:table-cell>
          <table:table-cell office:value-type="float" office:value="77" table:style-name="ce1">
            <text:p>77</text:p>
          </table:table-cell>
          <table:table-cell office:value-type="float" office:value="429" table:style-name="ce1">
            <text:p>429</text:p>
          </table:table-cell>
          <table:table-cell office:value-type="float" office:value="110.022668118892" table:style-name="ce1">
            <text:p>110.0226681</text:p>
          </table:table-cell>
          <table:table-cell office:value-type="float" office:value="0" table:style-name="ce1">
            <text:p>0</text:p>
          </table:table-cell>
          <table:table-cell office:value-type="float" office:value="0.63417573009480899" table:style-name="ce1">
            <text:p>0.63417573</text:p>
          </table:table-cell>
          <table:table-cell office:value-type="float" office:value="0.27683256968005798" table:style-name="ce1">
            <text:p>0.27683257</text:p>
          </table:table-cell>
          <table:table-cell office:value-type="float" office:value="447" table:style-name="ce1">
            <text:p>4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3088457131651867</text:p>
          </table:table-cell>
          <table:table-cell office:value-type="float" office:value="20" table:style-name="ce1">
            <text:p>20</text:p>
          </table:table-cell>
          <table:table-cell office:value-type="float" office:value="855" table:style-name="ce1">
            <text:p>855</text:p>
          </table:table-cell>
          <table:table-cell office:value-type="float" office:value="99" table:style-name="ce1">
            <text:p>99</text:p>
          </table:table-cell>
          <table:table-cell office:value-type="float" office:value="2113" table:style-name="ce1">
            <text:p>2113</text:p>
          </table:table-cell>
          <table:table-cell office:value-type="float" office:value="574.79998912665201" table:style-name="ce1">
            <text:p>574.7999891</text:p>
          </table:table-cell>
          <table:table-cell office:value-type="float" office:value="0" table:style-name="ce1">
            <text:p>0</text:p>
          </table:table-cell>
          <table:table-cell office:value-type="float" office:value="0.65597428580799599" table:style-name="ce1">
            <text:p>0.655974286</text:p>
          </table:table-cell>
          <table:table-cell office:value-type="float" office:value="0.28634815015251402" table:style-name="ce1">
            <text:p>0.28634815</text:p>
          </table:table-cell>
          <table:table-cell office:value-type="float" office:value="447" table:style-name="ce1">
            <text:p>4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4351221630160642</text:p>
          </table:table-cell>
          <table:table-cell office:value-type="float" office:value="20" table:style-name="ce1">
            <text:p>20</text:p>
          </table:table-cell>
          <table:table-cell office:value-type="float" office:value="560" table:style-name="ce1">
            <text:p>560</text:p>
          </table:table-cell>
          <table:table-cell office:value-type="float" office:value="84" table:style-name="ce1">
            <text:p>84</text:p>
          </table:table-cell>
          <table:table-cell office:value-type="float" office:value="1800" table:style-name="ce1">
            <text:p>1800</text:p>
          </table:table-cell>
          <table:table-cell office:value-type="float" office:value="452.26340499757401" table:style-name="ce1">
            <text:p>452.263405</text:p>
          </table:table-cell>
          <table:table-cell office:value-type="float" office:value="0" table:style-name="ce1">
            <text:p>0</text:p>
          </table:table-cell>
          <table:table-cell office:value-type="float" office:value="0.67120851092391798" table:style-name="ce1">
            <text:p>0.671208511</text:p>
          </table:table-cell>
          <table:table-cell office:value-type="float" office:value="0.29299824646776501" table:style-name="ce1">
            <text:p>0.292998246</text:p>
          </table:table-cell>
          <table:table-cell office:value-type="float" office:value="447" table:style-name="ce1">
            <text:p>4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logout</text:p>
          </table:table-cell>
          <table:table-cell office:value-type="float" office:value="60" table:style-name="ce1">
            <text:p>60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116" table:style-name="ce1">
            <text:p>116</text:p>
          </table:table-cell>
          <table:table-cell office:value-type="float" office:value="21.586331838045599" table:style-name="ce1">
            <text:p>21.58633184</text:p>
          </table:table-cell>
          <table:table-cell office:value-type="float" office:value="0" table:style-name="ce1">
            <text:p>0</text:p>
          </table:table-cell>
          <table:table-cell office:value-type="float" office:value="1.3373453694416499" table:style-name="ce1">
            <text:p>1.337345369</text:p>
          </table:table-cell>
          <table:table-cell office:value-type="float" office:value="1.6991077398863199" table:style-name="ce1">
            <text:p>1.69910774</text:p>
          </table:table-cell>
          <table:table-cell office:value-type="float" office:value="1301" table:style-name="ce1">
            <text:p>13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</text:p>
          </table:table-cell>
          <table:table-cell office:value-type="float" office:value="60" table:style-name="ce1">
            <text:p>6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60" table:style-name="ce1">
            <text:p>60</text:p>
          </table:table-cell>
          <table:table-cell office:value-type="float" office:value="11.8619840948581" table:style-name="ce1">
            <text:p>11.86198409</text:p>
          </table:table-cell>
          <table:table-cell office:value-type="float" office:value="0" table:style-name="ce1">
            <text:p>0</text:p>
          </table:table-cell>
          <table:table-cell office:value-type="float" office:value="1.33931560972343" table:style-name="ce1">
            <text:p>1.33931561</text:p>
          </table:table-cell>
          <table:table-cell office:value-type="float" office:value="1.70161094555682" table:style-name="ce1">
            <text:p>1.701610946</text:p>
          </table:table-cell>
          <table:table-cell office:value-type="float" office:value="1301" table:style-name="ce1">
            <text:p>13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login.html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27" table:style-name="ce1">
            <text:p>127</text:p>
          </table:table-cell>
          <table:table-cell office:value-type="float" office:value="19.229397344228499" table:style-name="ce1">
            <text:p>19.22939734</text:p>
          </table:table-cell>
          <table:table-cell office:value-type="float" office:value="0" table:style-name="ce1">
            <text:p>0</text:p>
          </table:table-cell>
          <table:table-cell office:value-type="float" office:value="1.33946510693396" table:style-name="ce1">
            <text:p>1.339465107</text:p>
          </table:table-cell>
          <table:table-cell office:value-type="float" office:value="2.0157380173683901" table:style-name="ce1">
            <text:p>2.015738017</text:p>
          </table:table-cell>
          <table:table-cell office:value-type="float" office:value="1541" table:style-name="ce1">
            <text:p>154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/channels/plan?1-1.IBehaviorListener.1-indicator-big~form-segment-part-task&amp;plan=mindalliance_com_channels_plans_acme&amp;v=1&amp;random=0.7226529969193825</text:p>
          </table:table-cell>
          <table:table-cell office:value-type="float" office:value="20" table:style-name="ce3">
            <text:p>20</text:p>
          </table:table-cell>
          <table:table-cell office:value-type="float" office:value="3976" table:style-name="ce3">
            <text:p>3976</text:p>
          </table:table-cell>
          <table:table-cell office:value-type="float" office:value="448" table:style-name="ce3">
            <text:p>448</text:p>
          </table:table-cell>
          <table:table-cell office:value-type="float" office:value="10703" table:style-name="ce3">
            <text:p>10703</text:p>
          </table:table-cell>
          <table:table-cell office:value-type="float" office:value="2472.74260437676" table:style-name="ce3">
            <text:p>2472.742604</text:p>
          </table:table-cell>
          <table:table-cell office:value-type="float" office:value="0" table:style-name="ce3">
            <text:p>0</text:p>
          </table:table-cell>
          <table:table-cell office:value-type="float" office:value="0.75904208888382796" table:style-name="ce3">
            <text:p>0.759042089</text:p>
          </table:table-cell>
          <table:table-cell office:value-type="float" office:value="34.879021737067802" table:style-name="ce3">
            <text:p>34.87902174</text:p>
          </table:table-cell>
          <table:table-cell office:value-type="float" office:value="47054.2" table:style-name="ce3">
            <text:p>47054.2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/channels/plan?1-1.IBehaviorListener.3-indicator-big~form-segment-part-location-named-name&amp;plan=mindalliance_com_channels_plans_acme&amp;v=1&amp;random=0.8786881079258799</text:p>
          </table:table-cell>
          <table:table-cell office:value-type="float" office:value="20" table:style-name="ce1">
            <text:p>20</text:p>
          </table:table-cell>
          <table:table-cell office:value-type="float" office:value="2651" table:style-name="ce1">
            <text:p>2651</text:p>
          </table:table-cell>
          <table:table-cell office:value-type="float" office:value="572" table:style-name="ce1">
            <text:p>572</text:p>
          </table:table-cell>
          <table:table-cell office:value-type="float" office:value="4765" table:style-name="ce1">
            <text:p>4765</text:p>
          </table:table-cell>
          <table:table-cell office:value-type="float" office:value="1230.8884789045601" table:style-name="ce1">
            <text:p>1230.888479</text:p>
          </table:table-cell>
          <table:table-cell office:value-type="float" office:value="0" table:style-name="ce1">
            <text:p>0</text:p>
          </table:table-cell>
          <table:table-cell office:value-type="float" office:value="1.30039011703511" table:style-name="ce1">
            <text:p>1.300390117</text:p>
          </table:table-cell>
          <table:table-cell office:value-type="float" office:value="65.508993518368001" table:style-name="ce1">
            <text:p>65.50899352</text:p>
          </table:table-cell>
          <table:table-cell office:value-type="float" office:value="51585.45" table:style-name="ce1">
            <text:p>51585.45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/channels/plan?1-1.IBehaviorListener.1-indicator-big~form-segment-part-task&amp;plan=mindalliance_com_channels_plans_acme&amp;v=1&amp;random=0.6565912218972982</text:p>
          </table:table-cell>
          <table:table-cell office:value-type="float" office:value="20" table:style-name="ce3">
            <text:p>20</text:p>
          </table:table-cell>
          <table:table-cell office:value-type="float" office:value="4120" table:style-name="ce3">
            <text:p>4120</text:p>
          </table:table-cell>
          <table:table-cell office:value-type="float" office:value="491" table:style-name="ce3">
            <text:p>491</text:p>
          </table:table-cell>
          <table:table-cell office:value-type="float" office:value="19576" table:style-name="ce3">
            <text:p>19576</text:p>
          </table:table-cell>
          <table:table-cell office:value-type="float" office:value="4728.9646274316701" table:style-name="ce3">
            <text:p>4728.964627</text:p>
          </table:table-cell>
          <table:table-cell office:value-type="float" office:value="0" table:style-name="ce3">
            <text:p>0</text:p>
          </table:table-cell>
          <table:table-cell office:value-type="float" office:value="0.75142771265404196" table:style-name="ce3">
            <text:p>0.751427713</text:p>
          </table:table-cell>
          <table:table-cell office:value-type="float" office:value="36.0024500652802" table:style-name="ce3">
            <text:p>36.00245007</text:p>
          </table:table-cell>
          <table:table-cell office:value-type="float" office:value="49061.95" table:style-name="ce3">
            <text:p>49061.95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/channels/plan?1-1.IBehaviorListener.0-indicator-big~form-segment-part-organization-actualOrType&amp;plan=mindalliance_com_channels_plans_acme&amp;v=1&amp;random=0.03305056357967928</text:p>
          </table:table-cell>
          <table:table-cell office:value-type="float" office:value="20" table:style-name="ce1">
            <text:p>20</text:p>
          </table:table-cell>
          <table:table-cell office:value-type="float" office:value="476" table:style-name="ce1">
            <text:p>476</text:p>
          </table:table-cell>
          <table:table-cell office:value-type="float" office:value="116" table:style-name="ce1">
            <text:p>116</text:p>
          </table:table-cell>
          <table:table-cell office:value-type="float" office:value="1382" table:style-name="ce1">
            <text:p>1382</text:p>
          </table:table-cell>
          <table:table-cell office:value-type="float" office:value="289.35761178859599" table:style-name="ce1">
            <text:p>289.3576118</text:p>
          </table:table-cell>
          <table:table-cell office:value-type="float" office:value="0" table:style-name="ce1">
            <text:p>0</text:p>
          </table:table-cell>
          <table:table-cell office:value-type="float" office:value="1.5686274509803899" table:style-name="ce1">
            <text:p>1.568627451</text:p>
          </table:table-cell>
          <table:table-cell office:value-type="float" office:value="3.3828125" table:style-name="ce1">
            <text:p>3.3828125</text:p>
          </table:table-cell>
          <table:table-cell office:value-type="float" office:value="2208.3000000000002" table:style-name="ce1">
            <text:p>2208.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0-indicator-big~form-segment-part-goals-goals-0-goal-goalChoice&amp;plan=mindalliance_com_channels_plans_acme&amp;v=1&amp;random=0.5538177735961917</text:p>
          </table:table-cell>
          <table:table-cell office:value-type="float" office:value="20" table:style-name="ce1">
            <text:p>20</text:p>
          </table:table-cell>
          <table:table-cell office:value-type="float" office:value="2500" table:style-name="ce1">
            <text:p>2500</text:p>
          </table:table-cell>
          <table:table-cell office:value-type="float" office:value="163" table:style-name="ce1">
            <text:p>163</text:p>
          </table:table-cell>
          <table:table-cell office:value-type="float" office:value="5443" table:style-name="ce1">
            <text:p>5443</text:p>
          </table:table-cell>
          <table:table-cell office:value-type="float" office:value="1625.43623298485" table:style-name="ce1">
            <text:p>1625.436233</text:p>
          </table:table-cell>
          <table:table-cell office:value-type="float" office:value="0" table:style-name="ce1">
            <text:p>0</text:p>
          </table:table-cell>
          <table:table-cell office:value-type="float" office:value="1.4274498608236299" table:style-name="ce1">
            <text:p>1.427449861</text:p>
          </table:table-cell>
          <table:table-cell office:value-type="float" office:value="58.731337208264897" table:style-name="ce1">
            <text:p>58.73133721</text:p>
          </table:table-cell>
          <table:table-cell office:value-type="float" office:value="42131.7" table:style-name="ce1">
            <text:p>42131.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3-indicator-big~form-segment-part-organization-name&amp;plan=mindalliance_com_channels_plans_acme&amp;v=1&amp;random=0.2878920620592852</text:p>
          </table:table-cell>
          <table:table-cell office:value-type="float" office:value="20" table:style-name="ce1">
            <text:p>20</text:p>
          </table:table-cell>
          <table:table-cell office:value-type="float" office:value="2255" table:style-name="ce1">
            <text:p>2255</text:p>
          </table:table-cell>
          <table:table-cell office:value-type="float" office:value="27" table:style-name="ce1">
            <text:p>27</text:p>
          </table:table-cell>
          <table:table-cell office:value-type="float" office:value="4314" table:style-name="ce1">
            <text:p>4314</text:p>
          </table:table-cell>
          <table:table-cell office:value-type="float" office:value="1300.36606769017" table:style-name="ce1">
            <text:p>1300.366068</text:p>
          </table:table-cell>
          <table:table-cell office:value-type="float" office:value="0" table:style-name="ce1">
            <text:p>0</text:p>
          </table:table-cell>
          <table:table-cell office:value-type="float" office:value="1.2773023374632699" table:style-name="ce1">
            <text:p>1.277302337</text:p>
          </table:table-cell>
          <table:table-cell office:value-type="float" office:value="69.030894251341095" table:style-name="ce1">
            <text:p>69.03089425</text:p>
          </table:table-cell>
          <table:table-cell office:value-type="float" office:value="55341.35" table:style-name="ce1">
            <text:p>55341.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0-indicator-big~form-segment-part-actor-actualOrType&amp;plan=mindalliance_com_channels_plans_acme&amp;v=1&amp;random=0.565268134894032</text:p>
          </table:table-cell>
          <table:table-cell office:value-type="float" office:value="20" table:style-name="ce1">
            <text:p>20</text:p>
          </table:table-cell>
          <table:table-cell office:value-type="float" office:value="413" table:style-name="ce1">
            <text:p>413</text:p>
          </table:table-cell>
          <table:table-cell office:value-type="float" office:value="30" table:style-name="ce1">
            <text:p>30</text:p>
          </table:table-cell>
          <table:table-cell office:value-type="float" office:value="931" table:style-name="ce1">
            <text:p>931</text:p>
          </table:table-cell>
          <table:table-cell office:value-type="float" office:value="239.91170771765101" table:style-name="ce1">
            <text:p>239.9117077</text:p>
          </table:table-cell>
          <table:table-cell office:value-type="float" office:value="0" table:style-name="ce1">
            <text:p>0</text:p>
          </table:table-cell>
          <table:table-cell office:value-type="float" office:value="1.3083867591259899" table:style-name="ce1">
            <text:p>1.308386759</text:p>
          </table:table-cell>
          <table:table-cell office:value-type="float" office:value="2.7961017229818101" table:style-name="ce1">
            <text:p>2.796101723</text:p>
          </table:table-cell>
          <table:table-cell office:value-type="float" office:value="2188.35" table:style-name="ce1">
            <text:p>2188.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3-indicator-big~form-segment-part-actor-name&amp;plan=mindalliance_com_channels_plans_acme&amp;v=1&amp;random=0.7555742580298082</text:p>
          </table:table-cell>
          <table:table-cell office:value-type="float" office:value="20" table:style-name="ce1">
            <text:p>20</text:p>
          </table:table-cell>
          <table:table-cell office:value-type="float" office:value="4134" table:style-name="ce1">
            <text:p>4134</text:p>
          </table:table-cell>
          <table:table-cell office:value-type="float" office:value="27" table:style-name="ce1">
            <text:p>27</text:p>
          </table:table-cell>
          <table:table-cell office:value-type="float" office:value="5963" table:style-name="ce1">
            <text:p>5963</text:p>
          </table:table-cell>
          <table:table-cell office:value-type="float" office:value="1368.64364518307" table:style-name="ce1">
            <text:p>1368.643645</text:p>
          </table:table-cell>
          <table:table-cell office:value-type="float" office:value="0" table:style-name="ce1">
            <text:p>0</text:p>
          </table:table-cell>
          <table:table-cell office:value-type="float" office:value="0.98975602513980299" table:style-name="ce1">
            <text:p>0.989756025</text:p>
          </table:table-cell>
          <table:table-cell office:value-type="float" office:value="48.552462482060598" table:style-name="ce1">
            <text:p>48.55246248</text:p>
          </table:table-cell>
          <table:table-cell office:value-type="float" office:value="50232.3" table:style-name="ce1">
            <text:p>50232.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3-indicator-big~form-segment-part-role-name&amp;plan=mindalliance_com_channels_plans_acme&amp;v=1&amp;random=0.22104806857075998</text:p>
          </table:table-cell>
          <table:table-cell office:value-type="float" office:value="20" table:style-name="ce1">
            <text:p>20</text:p>
          </table:table-cell>
          <table:table-cell office:value-type="float" office:value="3934" table:style-name="ce1">
            <text:p>3934</text:p>
          </table:table-cell>
          <table:table-cell office:value-type="float" office:value="19" table:style-name="ce1">
            <text:p>19</text:p>
          </table:table-cell>
          <table:table-cell office:value-type="float" office:value="6520" table:style-name="ce1">
            <text:p>6520</text:p>
          </table:table-cell>
          <table:table-cell office:value-type="float" office:value="1491.3114496978801" table:style-name="ce1">
            <text:p>1491.31145</text:p>
          </table:table-cell>
          <table:table-cell office:value-type="float" office:value="0" table:style-name="ce1">
            <text:p>0</text:p>
          </table:table-cell>
          <table:table-cell office:value-type="float" office:value="0.93200987930472001" table:style-name="ce1">
            <text:p>0.932009879</text:p>
          </table:table-cell>
          <table:table-cell office:value-type="float" office:value="46.418961376928003" table:style-name="ce1">
            <text:p>46.41896138</text:p>
          </table:table-cell>
          <table:table-cell office:value-type="float" office:value="51000.55" table:style-name="ce1">
            <text:p>51000.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/channels/plan?1-1.IBehaviorListener.3-indicator-big~form-segment-part-role-name&amp;plan=mindalliance_com_channels_plans_acme&amp;v=1&amp;random=0.8227057718496239</text:p>
          </table:table-cell>
          <table:table-cell office:value-type="float" office:value="20" table:style-name="ce1">
            <text:p>20</text:p>
          </table:table-cell>
          <table:table-cell office:value-type="float" office:value="1320" table:style-name="ce1">
            <text:p>1320</text:p>
          </table:table-cell>
          <table:table-cell office:value-type="float" office:value="13" table:style-name="ce1">
            <text:p>13</text:p>
          </table:table-cell>
          <table:table-cell office:value-type="float" office:value="4870" table:style-name="ce1">
            <text:p>4870</text:p>
          </table:table-cell>
          <table:table-cell office:value-type="float" office:value="1523.66416493267" table:style-name="ce1">
            <text:p>1523.664165</text:p>
          </table:table-cell>
          <table:table-cell office:value-type="float" office:value="0" table:style-name="ce1">
            <text:p>0</text:p>
          </table:table-cell>
          <table:table-cell office:value-type="float" office:value="0.92760076063262298" table:style-name="ce1">
            <text:p>0.927600761</text:p>
          </table:table-cell>
          <table:table-cell office:value-type="float" office:value="46.199364231134901" table:style-name="ce1">
            <text:p>46.19936423</text:p>
          </table:table-cell>
          <table:table-cell office:value-type="float" office:value="51000.55" table:style-name="ce1">
            <text:p>51000.55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560" table:style-name="ce3">
            <text:p>2560</text:p>
          </table:table-cell>
          <table:table-cell office:value-type="float" office:value="2691" table:style-name="ce3">
            <text:p>2691</text:p>
          </table:table-cell>
          <table:table-cell office:value-type="float" office:value="2" table:style-name="ce3">
            <text:p>2</text:p>
          </table:table-cell>
          <table:table-cell office:value-type="float" office:value="25049" table:style-name="ce3">
            <text:p>25049</text:p>
          </table:table-cell>
          <table:table-cell office:value-type="float" office:value="4097.1001306610297" table:style-name="ce3">
            <text:p>4097.100131</text:p>
          </table:table-cell>
          <table:table-cell office:value-type="float" office:value="3.9843749999999997E-2" table:style-name="ce3">
            <text:p>0.03984375</text:p>
          </table:table-cell>
          <table:table-cell office:value-type="float" office:value="19.825443168353601" table:style-name="ce3">
            <text:p>19.82544317</text:p>
          </table:table-cell>
          <table:table-cell office:value-type="float" office:value="607.36429935499496" table:style-name="ce3">
            <text:p>607.3642994</text:p>
          </table:table-cell>
          <table:table-cell office:value-type="float" office:value="31370.851953124999" table:style-name="ce3">
            <text:p>31370.85195</text:p>
          </table:table-cell>
          <table:table-cell table:number-columns-repeated="16374" table:style-name="ce3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BE5F1"/>
    </style:style>
    <style:style style:name="_50_0_37__32_-_32_Accent2" style:display-name="20% - Accent2" style:family="table-cell" style:data-style-name="N0">
      <style:table-cell-properties fo:background-color="#F2DDDC"/>
    </style:style>
    <style:style style:name="_50_0_37__32_-_32_Accent3" style:display-name="20% - Accent3" style:family="table-cell" style:data-style-name="N0">
      <style:table-cell-properties fo:background-color="#EAF1DD"/>
    </style:style>
    <style:style style:name="_50_0_37__32_-_32_Accent4" style:display-name="20% - Accent4" style:family="table-cell" style:data-style-name="N0">
      <style:table-cell-properties fo:background-color="#E5E0EC"/>
    </style:style>
    <style:style style:name="_50_0_37__32_-_32_Accent5" style:display-name="20% - Accent5" style:family="table-cell" style:data-style-name="N0">
      <style:table-cell-properties fo:background-color="#DB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9B8"/>
    </style:style>
    <style:style style:name="_52_0_37__32_-_32_Accent3" style:display-name="40% - Accent3" style:family="table-cell" style:data-style-name="N0">
      <style:table-cell-properties fo:background-color="#D7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6DD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2-09T11:26:25Z</meta:creation-date>
    <dc:date>2012-02-09T11:26:25Z</dc:date>
  </office:meta>
</office:document-meta>
</file>